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71D8BF9EB3C5EF24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864cm, 2.883cm, 12.842cm, 4.739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157cm" svg:height="22.8cm" svg:x="0.892cm" svg:y="2.591cm">
          <draw:image xlink:href="Pictures/10000000000005E8000007E071D8BF9EB3C5EF24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3-15T13:23:32.303088932</dc:date>
    <meta:editing-duration>PT3M31S</meta:editing-duration>
    <meta:editing-cycles>6</meta:editing-cycles>
    <meta:generator>LibreOffice/7.4.3.2$MacOSX_AARCH64 LibreOffice_project/1048a8393ae2eeec98dff31b5c133c5f1d08b890</meta:generator>
    <meta:document-statistic meta:object-count="1"/>
  </office:meta>
</office:document-meta>
</file>